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/>
    </style:style>
    <style:style style:name="P2" style:family="paragraph" style:parent-style-name="Standard">
      <style:paragraph-properties fo:margin-top="0in" fo:margin-bottom="0in"/>
      <style:text-properties fo:font-size="12pt" fo:font-style="italic" fo:font-weight="bold" style:font-size-asian="12pt" style:font-style-asian="italic" style:font-weight-asian="bold"/>
    </style:style>
    <style:style style:name="P3" style:family="paragraph" style:parent-style-name="Standard">
      <style:paragraph-properties fo:margin-top="0in" fo:margin-bottom="0in" fo:text-align="end" style:justify-single-word="false"/>
      <style:text-properties fo:font-style="italic" style:font-style-asian="italic"/>
    </style:style>
    <style:style style:name="P4" style:family="paragraph" style:parent-style-name="Standard">
      <style:paragraph-properties fo:margin-top="0in" fo:margin-bottom="0in"/>
      <style:text-properties fo:font-style="italic" fo:font-weight="bold" style:font-style-asian="italic" style:font-weight-asian="bold"/>
    </style:style>
    <style:style style:name="P5" style:family="paragraph" style:parent-style-name="Standard">
      <style:paragraph-properties fo:margin-top="0in" fo:margin-bottom="0in" fo:text-align="end" style:justify-single-word="false"/>
    </style:style>
    <style:style style:name="P6" style:family="paragraph" style:parent-style-name="Standard" style:list-style-name="WW8Num1">
      <style:paragraph-properties fo:margin-top="0in" fo:margin-bottom="0in"/>
    </style:style>
    <style:style style:name="P7" style:family="paragraph" style:parent-style-name="Standard" style:list-style-name="WW8Num2">
      <style:paragraph-properties fo:margin-top="0in" fo:margin-bottom="0in"/>
    </style:style>
    <style:style style:name="P8" style:family="paragraph" style:parent-style-name="Standard" style:list-style-name="WW8Num3">
      <style:paragraph-properties fo:margin-top="0in" fo:margin-bottom="0in"/>
    </style:style>
    <style:style style:name="P9" style:family="paragraph" style:parent-style-name="Standard" style:list-style-name="WW8Num4">
      <style:paragraph-properties fo:margin-top="0in" fo:margin-bottom="0in"/>
    </style:style>
    <style:style style:name="P10" style:family="paragraph" style:parent-style-name="Standard">
      <style:paragraph-properties fo:margin-top="0in" fo:margin-bottom="0in" style:line-height-at-least="0.0693in"/>
    </style:style>
    <style:style style:name="P11" style:family="paragraph" style:parent-style-name="Standard" style:list-style-name="WW8Num5">
      <style:paragraph-properties fo:margin-top="0in" fo:margin-bottom="0in" style:line-height-at-least="0.0693in"/>
    </style:style>
    <style:style style:name="P12" style:family="paragraph" style:parent-style-name="Standard" style:list-style-name="WW8Num6">
      <style:paragraph-properties fo:margin-top="0in" fo:margin-bottom="0in" style:line-height-at-least="0.0693in"/>
    </style:style>
    <style:style style:name="P13" style:family="paragraph" style:parent-style-name="Standard">
      <style:paragraph-properties fo:margin-top="0in" fo:margin-bottom="0in" style:line-height-at-least="0.0693in"/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 style:list-style-name="WW8Num5">
      <style:paragraph-properties fo:margin-top="0in" fo:margin-bottom="0in" style:line-height-at-least="0.0693in"/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margin-top="0in" fo:margin-bottom="0in" style:line-height-at-least="0.0693in"/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16" style:family="paragraph" style:parent-style-name="Standard" style:master-page-name="Standard">
      <style:paragraph-properties fo:margin-top="0in" fo:margin-bottom="0in" style:page-number="auto"/>
      <style:text-properties fo:color="#1f497d" fo:font-size="22pt" fo:font-style="italic" fo:font-weight="bold" style:font-size-asian="22pt" style:font-style-asian="italic" style:font-weight-asian="bold" style:font-size-complex="22pt"/>
    </style:style>
    <style:style style:name="P17" style:family="paragraph" style:parent-style-name="Standard">
      <style:paragraph-properties fo:margin-top="0in" fo:margin-bottom="0.1043in"/>
    </style:style>
    <style:style style:name="P18" style:family="paragraph" style:parent-style-name="Standard">
      <style:paragraph-properties fo:margin-top="0in" fo:margin-bottom="0.1043in" fo:background-color="#fffffe">
        <style:background-image/>
      </style:paragraph-properties>
    </style:style>
    <style:style style:name="P19" style:family="paragraph" style:parent-style-name="Standard">
      <style:paragraph-properties fo:margin-top="0in" fo:margin-bottom="0.1043in" fo:background-color="#fffffe">
        <style:background-image/>
      </style:paragraph-properties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P20" style:family="paragraph" style:parent-style-name="Standard">
      <style:paragraph-properties fo:margin-top="0in" fo:margin-bottom="0.2083in"/>
    </style:style>
    <style:style style:name="P21" style:family="paragraph" style:parent-style-name="Standard">
      <style:paragraph-properties fo:margin-top="0in" fo:margin-bottom="0.2083in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22" style:family="paragraph" style:parent-style-name="No_20_Spacing" style:list-style-name="WW8Num7"/>
    <style:style style:name="P23" style:family="paragraph" style:parent-style-name="No_20_Spacing">
      <style:text-properties fo:font-weight="bold" style:font-weight-asian="bold"/>
    </style:style>
    <style:style style:name="P24" style:family="paragraph" style:parent-style-name="No_20_Spacing" style:list-style-name="WW8Num8"/>
    <style:style style:name="P25" style:family="paragraph" style:parent-style-name="No_20_Spacing" style:list-style-name="WW8Num9"/>
    <style:style style:name="P26" style:family="paragraph" style:parent-style-name="No_20_Spacing" style:list-style-name="WW8Num10"/>
    <style:style style:name="P27" style:family="paragraph" style:parent-style-name="No_20_Spacing">
      <style:paragraph-properties fo:line-height="115%"/>
    </style:style>
    <style:style style:name="P28" style:family="paragraph">
      <style:paragraph-properties style:writing-mode="lr-tb"/>
    </style:style>
    <style:style style:name="T1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none" draw:fill="solid" draw:fill-color="#000000" draw:textarea-horizontal-align="left" draw:textarea-vertical-align="middle" draw:auto-grow-height="false" fo:padding-top="0.0902in" fo:padding-bottom="0.0902in" fo:padding-left="0.1736in" fo:padding-right="0.1736in" fo:wrap-option="no-wrap" draw:shadow="hidden" style:run-through="foreground" style:wrap="run-through" style:number-wrapped-paragraphs="no-limit" style:vertical-pos="from-top" style:horizontal-pos="from-left" style:horizontal-rel="cha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Evan B. Machnic <text:s text:c="28"/></text:p>
      <text:p text:style-name="P2"><draw:custom-shape text:anchor-type="as-char" svg:y="0in" draw:z-index="0" draw:style-name="gr1" draw:text-style-name="P28" svg:width="6.5004in" svg:height="0.028in"><text:p/><draw:enhanced-geometry svg:viewBox="0 0 21600 21600" draw:type="rectangle" draw:enhanced-path="M 0 0 L 21600 0 21600 21600 0 21600 0 0 Z N"/></draw:custom-shape></text:p>
      <text:p text:style-name="P3">Cellular 850.980.5302</text:p>
      <text:p text:style-name="P5"><text:span text:style-name="T3"><text:s/></text:span><text:a xlink:type="simple" xlink:href="mailto:emachnic@gmail.com"><text:span text:style-name="Internet_20_link"><text:span text:style-name="T3">emachnic@gmail.com</text:span></text:span></text:a></text:p>
      <text:p text:style-name="P5"><text:a xlink:type="simple" xlink:href="http://broadmac.net/"><text:span text:style-name="Internet_20_link"><text:span text:style-name="T3">http://ir.broadmac.net</text:span></text:span></text:a></text:p>
      <text:p text:style-name="P19"/>
      <text:p text:style-name="P19">Summary of Qualifications</text:p>
      <text:p text:style-name="P4">Ruby on Rails, ASP.NET 3.5 with C#, (X)HTML 4.01 and 5, CSS 2 and 3, MySQL, PHP, JQuery, <text:s/>AJAX, JavaScript</text:p>
      <text:list xml:id="list207138489" text:style-name="WW8Num1">
        <text:list-item>
          <text:p text:style-name="P6">Developed Interactive Resume using <text:span text:style-name="T5">Ruby on Rails</text:span></text:p>
        </text:list-item>
        <text:list-item>
          <text:p text:style-name="P6">Member of project group in charge of redesigning FSU College of Information’s Internship Application using <text:span text:style-name="T5">ASP.NET</text:span> and <text:span text:style-name="T5">C#.</text:span></text:p>
        </text:list-item>
        <text:list-item>
          <text:p text:style-name="P6">Created a <text:span text:style-name="T5">Ruby on Rails</text:span> web application for searching <text:a xlink:type="simple" xlink:href="http://www.flickr.com/"><text:span text:style-name="Internet_20_link"><text:span text:style-name="T5">Flickr</text:span></text:span></text:a><text:span text:style-name="T5"> </text:span>and <text:a xlink:type="simple" xlink:href="http://www.youtube.com/"><text:span text:style-name="Internet_20_link"><text:span text:style-name="T5">YouTube</text:span></text:span></text:a><text:span text:style-name="T5"> </text:span>and saving media to stories submitted by users similar to <text:a xlink:type="simple" xlink:href="http://www.digg.com/"><text:span text:style-name="Internet_20_link"><text:span text:style-name="T5">Digg</text:span></text:span></text:a>.</text:p>
        </text:list-item>
        <text:list-item>
          <text:p text:style-name="P6">Created a relational database for project management using <text:span text:style-name="T5">MySQL</text:span> and <text:span text:style-name="T5">Microsoft Visio</text:span>.</text:p>
        </text:list-item>
        <text:list-item>
          <text:p text:style-name="P6">Designed and created web sites using <text:span text:style-name="T5">XHTML, CSS,</text:span> and <text:span text:style-name="T5">JavaScript</text:span>.</text:p>
        </text:list-item>
        <text:list-item>
          <text:p text:style-name="P6">Developed server-side <text:span text:style-name="T5">PHP</text:span> code for Matt Matichak's Portfolio at <text:a xlink:type="simple" xlink:href="http://www.mattmatichak.com/"><text:span text:style-name="Internet_20_link">http://www.mattmatichak.com/</text:span></text:a></text:p>
        </text:list-item>
        <text:list-item>
          <text:p text:style-name="P6">Used <text:span text:style-name="T5">JQuery </text:span><text:span text:style-name="T6">on Interactive Resume </text:span><text:a xlink:type="simple" xlink:href="http://ir.broadmac.net/portfolio"><text:span text:style-name="Internet_20_link"><text:span text:style-name="T6">Portfolio</text:span></text:span></text:a><text:span text:style-name="T6"> section for slider and lightbox effects. </text:span></text:p>
        </text:list-item>
        <text:list-item>
          <text:p text:style-name="P6"><text:span text:style-name="T6">Used new </text:span><text:span text:style-name="T5">HTML5 </text:span><text:span text:style-name="T6">specification to write semantic code and utilize new elements.</text:span></text:p>
        </text:list-item>
      </text:list>
      <text:p text:style-name="P17"/>
      <text:p text:style-name="P4">Intermediate Knowledge of UNIX (Linux, Solaris).</text:p>
      <text:list xml:id="list1701879788" text:style-name="WW8Num2">
        <text:list-item>
          <text:p text:style-name="P7">Used <text:span text:style-name="T5">Unix/Linux</text:span> on personal computers for six years.</text:p>
        </text:list-item>
        <text:list-item>
          <text:p text:style-name="P7">Knowledge of <text:span text:style-name="T5">Unix</text:span> commands and using terminal to accomplish tasks including compiling, installing, and running programs.</text:p>
        </text:list-item>
        <text:list-item>
          <text:p text:style-name="P7">Use command line to set up and repair computers not functioning properly.</text:p>
        </text:list-item>
        <text:list-item>
          <text:p text:style-name="P7">Deployed and managed a general server using <text:span text:style-name="T5">Fedora Core 10</text:span>.</text:p>
        </text:list-item>
      </text:list>
      <text:p text:style-name="P17"/>
      <text:p text:style-name="P4">Windows Server 2008</text:p>
      <text:list xml:id="list567794604" text:style-name="WW8Num3">
        <text:list-item>
          <text:p text:style-name="P8">Deployed server using <text:span text:style-name="T5">Windows Server 2008</text:span></text:p>
        </text:list-item>
        <text:list-item>
          <text:p text:style-name="P8">Managed server including Print and File Services, <text:span text:style-name="T5">Active Directory</text:span>, <text:span text:style-name="T5">IIS 7</text:span> <text:span text:style-name="T5">Web Server</text:span> and <text:span text:style-name="T5">SSH Server</text:span>.</text:p>
        </text:list-item>
      </text:list>
      <text:p text:style-name="P1"/>
      <text:p text:style-name="P1"/>
      <text:p text:style-name="P19">Education</text:p>
      <text:p text:style-name="P1">Florida State University, Tallahassee, FL</text:p>
      <text:p text:style-name="P1"><text:span text:style-name="T2">Bachelor of Science in </text:span><text:span text:style-name="T4">Information Technology</text:span><text:span text:style-name="T2">. Minor: Computer Science, August 2009</text:span></text:p>
      <text:p text:style-name="P20">Emphasis on Web Development.</text:p>
      <text:p text:style-name="P18"/>
      <text:p text:style-name="P19"/>
      <text:p text:style-name="P19"/>
      <text:p text:style-name="P19"/>
      <text:p text:style-name="P19"><text:soft-page-break/>Skills</text:p>
      <text:list xml:id="list1873442064" text:style-name="WW8Num4">
        <text:list-item>
          <text:p text:style-name="P9">(X)HTML 4.01 and 5, CSS 2 and 3</text:p>
        </text:list-item>
        <text:list-item>
          <text:p text:style-name="P9">Microsoft ASP.NET with C# and Visual Basic</text:p>
        </text:list-item>
        <text:list-item>
          <text:p text:style-name="P9">AJAX, JQuery, JavaScript</text:p>
        </text:list-item>
        <text:list-item>
          <text:p text:style-name="P9">PHP, MySQL</text:p>
        </text:list-item>
        <text:list-item>
          <text:p text:style-name="P9">Ruby on Rails</text:p>
        </text:list-item>
        <text:list-item>
          <text:p text:style-name="P9">Adobe CS including Dreamweaver, Photoshop, Flash, etc.<text:tab/><text:tab/><text:tab/></text:p>
        </text:list-item>
        <text:list-item>
          <text:p text:style-name="P9">UNIX (Linux)</text:p>
        </text:list-item>
      </text:list>
      <text:p text:style-name="P1"/>
      <text:p text:style-name="P1"/>
      <text:p text:style-name="P21">Employment History</text:p>
      <text:p text:style-name="P13">AdRelevancy, Sarasota, FL<text:tab/><text:tab/><text:tab/><text:tab/><text:tab/><text:tab/><text:tab/><text:tab/> <text:s text:c="4"/>2009 – 2010</text:p>
      <text:p text:style-name="P15">Web Developer, Conversion Specialist</text:p>
      <text:list xml:id="list1239346097" text:style-name="WW8Num5">
        <text:list-item>
          <text:p text:style-name="P11"><text:span text:style-name="T7">Develop web applications in </text:span><text:span text:style-name="T8">PHP</text:span><text:span text:style-name="T7"> and classic </text:span><text:span text:style-name="T8">ASP</text:span></text:p>
        </text:list-item>
        <text:list-item>
          <text:p text:style-name="P14">Create and deploy split tests for various web page components</text:p>
        </text:list-item>
        <text:list-item>
          <text:p text:style-name="P14">Optimize web sites based on results from split tests</text:p>
        </text:list-item>
      </text:list>
      <text:p text:style-name="P13"/>
      <text:p text:style-name="P10"><text:span text:style-name="T7">Department of Management Services, Tallahassee, FL<text:tab/><text:tab/><text:tab/><text:tab/><text:tab/><text:tab/> <text:s text:c="3"/>2009 </text:span><text:span text:style-name="T8">Web Developer Intern</text:span></text:p>
      <text:list xml:id="list600011045" text:style-name="WW8Num6">
        <text:list-item>
          <text:p text:style-name="P12"><text:span text:style-name="T7">Develop </text:span><text:span text:style-name="T8">Ruby on Rails</text:span><text:span text:style-name="T7"> applications in an agile development environment</text:span></text:p>
        </text:list-item>
        <text:list-item>
          <text:p text:style-name="P12">Created a Project Plan using <text:span text:style-name="T5">Microsoft Project 2007</text:span></text:p>
        </text:list-item>
        <text:list-item>
          <text:p text:style-name="P12">Participated in development meetings with other team members</text:p>
        </text:list-item>
      </text:list>
      <text:p text:style-name="P10"/>
      <text:p text:style-name="P1">Andrew's Capital Grill and Bar, Tallahassee, FL<text:tab/><text:tab/><text:tab/><text:tab/><text:tab/><text:tab/> <text:s text:c="4"/>2008 – 2009 </text:p>
      <text:p text:style-name="P23">Waiting Staff</text:p>
      <text:list xml:id="list1305828956" text:style-name="WW8Num7">
        <text:list-item>
          <text:p text:style-name="P22">Coordinated and managed team members with diverse personalities</text:p>
        </text:list-item>
        <text:list-item>
          <text:p text:style-name="P22">Assisted managers in opening and closing procedures</text:p>
        </text:list-item>
        <text:list-item>
          <text:p text:style-name="P22">Complete customer service from greeting to farewell</text:p>
        </text:list-item>
      </text:list>
      <text:p text:style-name="P1"/>
      <text:p text:style-name="P1">ESPN/ABC, Tallahassee, FL<text:tab/><text:tab/><text:tab/><text:tab/><text:tab/><text:tab/><text:tab/><text:tab/> <text:s text:c="4"/>2004 – 2008 </text:p>
      <text:p text:style-name="P23">Runner, Utility</text:p>
      <text:list xml:id="list1565602367" text:style-name="WW8Num8">
        <text:list-item>
          <text:p text:style-name="P24">Managed employee tasks and paperwork</text:p>
        </text:list-item>
        <text:list-item>
          <text:p text:style-name="P24">Couriered important documents to producers and directors</text:p>
        </text:list-item>
        <text:list-item>
          <text:p text:style-name="P24">Maintained audio/video equipment</text:p>
        </text:list-item>
      </text:list>
      <text:p text:style-name="P1"/>
      <text:p text:style-name="P1"/>
      <text:p text:style-name="P1">Abercrombie and Fitch, Tallahassee, FL<text:tab/><text:tab/><text:tab/><text:tab/><text:tab/><text:tab/><text:tab/> <text:s text:c="4"/>2005 – 2008 </text:p>
      <text:p text:style-name="P23">Lead Stock, Impact</text:p>
      <text:list xml:id="list1654191432" text:style-name="WW8Num9">
        <text:list-item>
          <text:p text:style-name="P25">Provided great customer service while on sales floor</text:p>
        </text:list-item>
        <text:list-item>
          <text:p text:style-name="P25">Organized stock and supplies</text:p>
        </text:list-item>
        <text:list-item>
          <text:p text:style-name="P25">Coordinated and managed team members</text:p>
        </text:list-item>
      </text:list>
      <text:p text:style-name="P1"/>
      <text:p text:style-name="P1">Victoria Memorial High School Band, Victoria, TX<text:tab/><text:tab/><text:tab/><text:tab/><text:tab/> <text:s text:c="5"/><text:tab/> <text:s text:c="3"/>2006</text:p>
      <text:p text:style-name="P23">Marching Technician</text:p>
      <text:list xml:id="list349371923" text:style-name="WW8Num10">
        <text:list-item>
          <text:p text:style-name="P26">Coached marching members in proper technique of movement</text:p>
        </text:list-item>
        <text:list-item>
          <text:p text:style-name="P26">Provided support on-field for students during full ensemble rehearsals</text:p>
        </text:list-item>
        <text:list-item>
          <text:p text:style-name="P26">Coordinated scheduling with other staff members</text:p>
        </text:list-item>
      </text:list>
      <text:p text:style-name="P27"/>
      <text:p text:style-name="P19"><text:soft-page-break/></text:p>
      <text:p text:style-name="P19">Affiliations</text:p>
      <text:p text:style-name="P1">Association of Information Technology Professionals, Tallahassee, FL<text:tab/><text:tab/><text:tab/><text:tab/> <text:s text:c="3"/>2009</text:p>
      <text:p text:style-name="P1"/>
      <text:p text:style-name="P1">Capital City Dot Net Users' Group, Tallahassee, FL<text:tab/><text:tab/><text:tab/><text:tab/><text:tab/><text:tab/> <text:s text:c="3"/>2009</text:p>
      <text:p text:style-name="P1"/>
      <text:p text:style-name="P1">Linux Users' Group at FSU, Tallahassee, FL <text:tab/><text:tab/><text:tab/><text:tab/><text:tab/><text:tab/> <text:s text:c="4"/>2007 – 2009 </text:p>
      <text:p text:style-name="P1"/>
      <text:p text:style-name="P1">Chi Phi Fraternity, Tallahassee, FL <text:tab/><text:tab/><text:tab/><text:tab/><text:tab/><text:tab/><text:tab/> <text:s text:c="4"/>2003 – 2009 </text:p>
      <text:p text:style-name="P20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Arial" fo:font-size="10pt" fo:language="en" fo:country="US" style:font-name-asian="Calibri" style:font-size-asian="10pt" style:language-asian="zxx" style:country-asian="none" style:font-name-complex="Arial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fo:margin-top="0in" fo:margin-bottom="0in" style:line-height-at-least="0.0693in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style:line-height-at-least="0.0693in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_20_Spacing" style:display-name="No Spacing" style:family="paragraph">
      <style:paragraph-properties fo:orphans="2" fo:widows="2" fo:hyphenation-ladder-count="no-limit" style:text-autospace="ideograph-alpha" style:punctuation-wrap="hanging" style:line-break="strict" style:writing-mode="lr-tb"/>
      <style:text-properties fo:color="#000000" style:font-name="Arial" fo:font-size="10pt" fo:language="en" fo:country="US" style:font-name-asian="Calibri" style:font-size-asian="10pt" style:language-asian="zxx" style:country-asian="none" style:font-name-complex="Arial" style:font-size-complex="11pt" style:language-complex="ar" style:country-complex="SA" fo:hyphenate="false" fo:hyphenation-remain-char-count="2" fo:hyphenation-push-char-count="2"/>
    </style:style>
    <style:style style:name="WW8Num1z0" style:family="text">
      <style:text-properties style:font-name="Symbol1"/>
    </style:style>
    <style:style style:name="WW8Num1z1" style:family="text">
      <style:text-properties style:font-name="Courier New" style:font-name-complex="Courier New"/>
    </style:style>
    <style:style style:name="WW8Num2z0" style:family="text">
      <style:text-properties style:font-name="Symbol1"/>
    </style:style>
    <style:style style:name="WW8Num2z1" style:family="text">
      <style:text-properties style:font-name="Courier New" style:font-name-complex="Courier New"/>
    </style:style>
    <style:style style:name="WW8Num3z0" style:family="text">
      <style:text-properties style:font-name="Symbol1"/>
    </style:style>
    <style:style style:name="WW8Num3z1" style:family="text">
      <style:text-properties style:font-name="Courier New" style:font-name-complex="Courier New"/>
    </style:style>
    <style:style style:name="WW8Num4z0" style:family="text">
      <style:text-properties style:font-name="Symbol1"/>
    </style:style>
    <style:style style:name="WW8Num4z1" style:family="text">
      <style:text-properties style:font-name="Courier New" style:font-name-complex="Courier New"/>
    </style:style>
    <style:style style:name="WW8Num5z0" style:family="text">
      <style:text-properties style:font-name="Symbol1"/>
    </style:style>
    <style:style style:name="WW8Num5z1" style:family="text">
      <style:text-properties style:font-name="Courier New" style:font-name-complex="Courier New"/>
    </style:style>
    <style:style style:name="WW8Num6z0" style:family="text">
      <style:text-properties style:font-name="Symbol1"/>
    </style:style>
    <style:style style:name="WW8Num6z1" style:family="text">
      <style:text-properties style:font-name="Courier New" style:font-name-complex="Courier New"/>
    </style:style>
    <style:style style:name="WW8Num7z0" style:family="text">
      <style:text-properties style:font-name="Arial" style:font-name-asian="Calibri" style:font-name-complex="Arial"/>
    </style:style>
    <style:style style:name="WW8Num7z1" style:family="text">
      <style:text-properties style:font-name="Courier New" style:font-name-complex="Courier New"/>
    </style:style>
    <style:style style:name="WW8Num8z0" style:family="text">
      <style:text-properties style:font-name="Symbol1"/>
    </style:style>
    <style:style style:name="WW8Num8z1" style:family="text">
      <style:text-properties style:font-name="Courier New" style:font-name-complex="Courier New"/>
    </style:style>
    <style:style style:name="WW8Num9z0" style:family="text">
      <style:text-properties style:font-name="Symbol1"/>
    </style:style>
    <style:style style:name="WW8Num9z1" style:family="text">
      <style:text-properties style:font-name="Courier New" style:font-name-complex="Courier New"/>
    </style:style>
    <style:style style:name="WW8Num10z0" style:family="text">
      <style:text-properties style:font-name="Symbol1"/>
    </style:style>
    <style:style style:name="WW8Num10z1" style:family="text">
      <style:text-properties style:font-name="Courier New" style:font-name-complex="Courier New"/>
    </style:style>
    <style:style style:name="Absatz-Standardschriftart" style:family="text"/>
    <style:style style:name="WW8Num1z2" style:family="text">
      <style:text-properties style:font-name="Wingdings"/>
    </style:style>
    <style:style style:name="WW8Num2z2" style:family="text">
      <style:text-properties style:font-name="Wingdings"/>
    </style:style>
    <style:style style:name="WW8Num3z2" style:family="text">
      <style:text-properties style:font-name="Wingdings"/>
    </style:style>
    <style:style style:name="WW8Num4z2" style:family="text">
      <style:text-properties style:font-name="Wingdings"/>
    </style:style>
    <style:style style:name="WW8Num5z2" style:family="text">
      <style:text-properties style:font-name="Wingdings"/>
    </style:style>
    <style:style style:name="WW8Num6z2" style:family="text">
      <style:text-properties style:font-name="Wingdings"/>
    </style:style>
    <style:style style:name="WW8Num7z2" style:family="text">
      <style:text-properties style:font-name="Wingdings"/>
    </style:style>
    <style:style style:name="WW8Num7z3" style:family="text">
      <style:text-properties style:font-name="Symbol1"/>
    </style:style>
    <style:style style:name="WW8Num8z2" style:family="text">
      <style:text-properties style:font-name="Wingdings"/>
    </style:style>
    <style:style style:name="WW8Num9z2" style:family="text">
      <style:text-properties style:font-name="Wingdings"/>
    </style:style>
    <style:style style:name="WW8Num10z2" style:family="text">
      <style:text-properties style:font-name="Wingdings"/>
    </style:style>
    <style:style style:name="WW8Num11z0" style:family="text">
      <style:text-properties style:font-name="Symbol1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1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1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1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1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1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1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color="#000000" style:font-name="Arial" fo:font-size="10pt" style:font-size-asian="10pt" style:font-name-complex="Arial"/>
    </style:style>
    <style:style style:name="Footer_20_Char" style:display-name="Footer Char" style:family="text" style:parent-style-name="Default_20_Paragraph_20_Font">
      <style:text-properties fo:color="#000000" style:font-name="Arial" fo:font-size="10pt" style:font-size-asian="10pt" style:font-name-complex="Arial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/>
    </style:style>
    <style:page-layout style:name="Mpm1">
      <style:page-layout-properties fo:page-width="8.5in" fo:page-height="11in" style:num-format="1" style:print-orientation="portrait" fo:margin-top="0.8in" fo:margin-bottom="0.5in" fo:margin-left="1in" fo:margin-right="1in" fo:background-color="#ffffff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598in" fo:margin-bottom="0.1209in" style:dynamic-spacing="true"/>
      </style:header-style>
      <style:footer-style>
        <style:header-footer-properties fo:min-height="0.3in" fo:margin-top="0.2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9598in" fo:margin-bottom="0.8in" fo:margin-left="1in" fo:margin-right="1in" fo:background-color="#ffffff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van</meta:initial-creator>
    <meta:creation-date>2009-05-20T21:18:00</meta:creation-date>
    <dc:creator>Evan </dc:creator>
    <dc:date>2010-02-25T15:10:58</dc:date>
    <meta:print-date>2009-06-18T11:54:00</meta:print-date>
    <meta:editing-cycles>17</meta:editing-cycles>
    <meta:editing-duration>PT08H11M30S</meta:editing-duration>
    <meta:document-statistic meta:table-count="0" meta:image-count="0" meta:object-count="0" meta:page-count="3" meta:paragraph-count="70" meta:word-count="533" meta:character-count="3558"/>
    <meta:generator>OpenOffice.org/3.1$Linux OpenOffice.org_project/310m19$Build-9420</meta:generator>
    <meta:user-defined meta:name="Info 1"/>
    <meta:user-defined meta:name="Info 2"/>
    <meta:user-defined meta:name="Info 3"/>
    <meta:user-defined meta:name="Info 4"/>
  </office:meta>
</office:document-meta>
</file>